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65c9" officeooo:paragraph-rsid="001465c9"/>
    </style:style>
    <style:style style:name="P2" style:family="paragraph" style:parent-style-name="Standard">
      <style:text-properties officeooo:rsid="001468c6" officeooo:paragraph-rsid="001468c6"/>
    </style:style>
    <style:style style:name="P3" style:family="paragraph" style:parent-style-name="Standard">
      <style:paragraph-properties fo:padding="0.074cm" fo:border-left="none" fo:border-right="none" fo:border-top="none" fo:border-bottom="0.99pt solid #000000" style:join-border="false"/>
      <style:text-properties officeooo:rsid="001465c9" officeooo:paragraph-rsid="001465c9"/>
    </style:style>
    <style:style style:name="T1" style:family="text">
      <style:text-properties officeooo:rsid="001468c6"/>
    </style:style>
    <style:style style:name="T2" style:family="text">
      <style:text-properties officeooo:rsid="001562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BM</text:p>
      <text:p text:style-name="P1"/>
      <text:p text:style-name="P3">IBM(=International Business Machine) est une société multinationale américiane présente dans les domaines du matériel informatique, du logiciel et des services informatiques. Société née le 16 juin 1911 <text:s/>de la fusion de la Computing Scale Company et de la Tabulating Machine Company sous le nom de Computing Tabulating <text:s/>Recording Compagny(CTR). Celle ci a changer de nom pour devenir IBM le 14 février 1924</text:p>
      <text:p text:style-name="P1"/>
      <text:p text:style-name="P1">IBM s'informe sur les pratique des entreprises auxquelles ils achètent des produits et des services. Mais IBM exigent des informations sur la sécurité ou sur les composants des produits et cherchent à conn<text:span text:style-name="T2">a</text:span>itre l'impact des produits sur l'environnement. Ils s'interessent aussi aux pratiques opérationnelles comme la sous-traintance, les politiques et la sécurité du personnel. </text:p>
      <text:p text:style-name="P1"/>
      <text:p text:style-name="P1">Les investisseur prennent en comptes les critères de RSE pour <text:span text:style-name="T2">éva</text:span>luer l'attractivité d'une entreprise et les pouvoirs publics, dans ce sens les fournisseurs et partenaires analyse les chaines logistiques pour s'assurer du respect de leurs engagement mutuels. </text:p>
      <text:p text:style-name="P1"/>
      <text:p text:style-name="P1">D'autre part, IBM cherche à minimiser les déplacement superflus se qui peut réduire considareblement l'impact environnemental. <text:span text:style-name="T1">IBM peut proposer une gamme étendu d'outils de compétences spécialisées pour faciliter l'évaluation et la maitrise des défis et des opportunités que crée la RSE et tout particulièrement dans le domaine de la consommation d'énergie et de l'empreinte du carbone</text:span></text:p>
      <text:p text:style-name="P1"/>
      <text:p text:style-name="P2">En 2012 IBM économise 43 millions de dolalrs grâce à son programme énergétique et 378000 mégawattheure d'électricité soit l'équivalent de la consommation annuelle de 34 000 foyers américain. <text:s/>Pour ce faire, environ 2 300 projets de conversation ont été la<text:span text:style-name="T2">n</text:span>cés dans plus de 364 établissements IBM. </text:p>
      <text:p text:style-name="P2"/>
      <text:p text:style-name="P2">IBM et World Environment Center ont fondé le conseil de l'innovation de l'environnement durable pour savoir comment l'innovation dans les processus d'affaire et de la technologie peut contribuer à l'améliorer l'efficatité énergétique, le recyclage, la gestion de l'eau, les infrastructures et la logistique. </text:p>
      <text:p text:style-name="P2"/>
      <text:p text:style-name="P2">Début 2014 (février 06) IBM dôté d'un budget de 100millions de dollars souhaite fournir à un réseau de nouveaux partenaires (université, agence pour le développement, stat-up ou clients) en Afrique. IBM estime que ses technologies peuvent aider les nations africianes à relever un certains nombre de défis et à batir des solutions innovantes et de nouveaux business dans le domaines de l'agriculture, de la santé, de l'éducation, ou encore de la mobilité des personnes. <text:span text:style-name="T2">Ensuite Trois "Innvoation &amp; client centers" vont également être créés à Johannesburg, Casablanca, Lagos (nigeria) afin de soutenir l'entrepreneuriat local autour des grandes thématiques comme BigData, l'analytique et le Cloud Computing</text:span> <text:span text:style-name="T2">Enfin les université du continent disposeront d'un accès au portefeuille de solutions SaaS 'Software as a Service) d'IBM. Les étudiants pourront ainsi se former et obtenir des certifications sur ces technologies </text:span></text:p>
      <text:p text:style-name="P2"/>
      <text:p text:style-name="P2">En 21ans, la poltique de développement durable d'IBM a permis d'économiser 5,8milliards de kilowatt-heure, 442 millions de dollars et d'éviter près de 3,8millions de tonnes d'émissions de CO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2.3$Windows_x86 LibreOffice_project/40b2d7fde7e8d2d7bc5a449dc65df4d08a7dd38</meta:generator>
    <dc:date>2014-09-08T18:43:06.788000000</dc:date>
    <meta:document-statistic meta:table-count="0" meta:image-count="0" meta:object-count="0" meta:page-count="1" meta:paragraph-count="9" meta:word-count="463" meta:character-count="3146" meta:non-whitespace-character-count="2684"/>
    <meta:user-defined meta:name="Info 1"/>
    <meta:user-defined meta:name="Info 2"/>
    <meta:user-defined meta:name="Info 3"/>
    <meta:user-defined meta:name="Info 4"/>
  </office:meta>
</office:document-meta>
</file>